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Heading_20_1"><text:bookmark text:name="_9ddtw4s9rgoq"/>Introduction</text:p>
      <text:p text:style-name="Standard"/>
      <text:p text:style-name="Standard">This is a test document for Magika, yay! We are going to take this file and convert it in a number of other form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6d9eeb" style:font-name="Roboto" fo:font-family="Roboto" style:font-family-generic="roman" style:font-pitch="variable" fo:font-size="20pt" style:font-name-asian="Roboto1" style:font-family-asian="Roboto" style:font-family-generic-asian="system" style:font-pitch-asian="variable" style:font-size-asian="20pt" style:font-name-complex="Roboto1" style:font-family-complex="Roboto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6aa84f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e69138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5" meta:character-count="128" meta:non-whitespace-character-count="105"/>
    <meta:generator>LibreOfficeDev/6.0.5.2$Linux_X86_64 LibreOffice_project/</meta:generator>
  </office:meta>
</office:document-meta>
</file>